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J’ai beaucoup aimé le fait de réaliser un produit dans sa globalité, de son cahier des charges jusqu’à ses finissions, avec une équipe assez importante et un délai assez long pour nous permettre de faire un logiciel abouti. J’ai trouvé intéressant de créer quelque chose d’utile, car notre logiciel, s’il convient aux professeurs, est censé servir<text:s/>pour les futurs cours de cristallographie.<text:s/>Nous avions donc toujours en tête les désirs du « client » et nos choix se faisaient<text:s/>toujours dans le but de répondre au mieux à ses attentes. Ce projet m’a aussi fait découvrir la création de logiciel, ce qui m’a beaucoup plu et m’a orienté pour mon choix de filière.<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rnaud</meta:initial-creator>
    <dc:creator>Arnaud</dc:creator>
    <meta:creation-date>2011-05-24T06:41:00Z</meta:creation-date>
    <dc:date>2011-05-24T07:02:00Z</dc:date>
    <meta:template xlink:href="Normal.dotm" xlink:type="simple"/>
    <meta:editing-cycles>1</meta:editing-cycles>
    <meta:editing-duration>PT1260S</meta:editing-duration>
    <meta:document-statistic meta:page-count="1" meta:paragraph-count="1" meta:word-count="101" meta:character-count="660" meta:row-count="4" meta:non-whitespace-character-count="560"/>
  </office:meta>
</office:document-meta>
</file>